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30.2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Moscovita orientad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cicular en forma d'agregats escamoso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Baix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Perfecta en algunes seccions longitudinal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finals de 2n ordre i inicis de 3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6" table:style-name="ce9">
            <text:p>6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Quars 37%</text:p>
          </table:table-cell>
          <table:table-cell office:value-type="string" table:style-name="ce5">
            <text:p>Plagioclasi 3%</text:p>
          </table:table-cell>
          <table:table-cell table:number-columns-repeated="16381"/>
        </table:table-row>
        <table:table-row table:style-name="ro9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5">
            <text:p>Moscovi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5">
            <text:p>Kal<text:span text:style-name="T2">2</text:span>(Si<text:span text:style-name="T2">3</text:span>Al)O<text:span text:style-name="T2">10</text:span>(OH,F)<text:span text:style-name="T2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Sovint en agregats escamosos, irregulars i criptocristal·lins d'hàbit pseudohexagonal tabular i rarament columnar. Pot ser pseudomorf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leu</text:p>
          </table:table-cell>
          <table:table-cell office:value-type="string" table:style-name="ce5">
            <text:p>Baix tot hi que pot presentar canvis febles de relleu fins a nul en girar la platin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5">
            <text:p>Incol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</text:p>
          </table:table-cell>
          <table:table-cell office:value-type="string" table:style-name="ce5">
            <text:p>Perfecta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A talc, antigorita, gibbsita, caolinita o damourita, entre d'altr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finals del 2n ordre i inicis de 3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Poc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oc freqü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10:53:58Z</dc:date>
    <meta:editing-cycles>8</meta:editing-cycles>
    <meta:editing-duration>PT3094S</meta:editing-duration>
  </office:meta>
</office:document-meta>
</file>